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7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pr4" style:family="presentation" style:parent-style-name="Default-title">
      <style:graphic-properties fo:min-height="2.92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Extending clojure.contrib.monads</text:p>
          </draw:text-box>
        </draw:frame>
        <draw:frame presentation:style-name="pr2" draw:layer="layout" svg:width="21.59cm" svg:height="12.556cm" svg:x="2.417cm" svg:y="4.895cm" presentation:class="outline" presentation:user-transformed="true">
          <draw:text-box>
            <text:list text:style-name="L2">
              <text:list-item>
                <text:p>Building modular interpreter example</text:p>
                <text:list>
                  <text:list-item>
                    <text:p>Effect requirements: errors, mutable state, continuations, logging and an environment</text:p>
                  </text:list-item>
                </text:list>
              </text:list-item>
              <text:list-item>
                <text:p>This requires new monads</text:p>
                <text:list>
                  <text:list-item>
                    <text:p>error-m</text:p>
                  </text:list-item>
                  <text:list-item>
                    <text:p>env-m [for completeness, mostly]</text:p>
                  </text:list-item>
                </text:list>
              </text:list-item>
              <text:list-item>
                <text:p>Also new monad transformers</text:p>
                <text:list>
                  <text:list-item>
                    <text:p>cont-t </text:p>
                  </text:list-item>
                  <text:list-item>
                    <text:p>env-t</text:p>
                  </text:list-item>
                  <text:list-item>
                    <text:p>writer-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Interpreter modularity requirements</text:p>
          </draw:text-box>
        </draw:frame>
        <draw:frame presentation:style-name="pr2" draw:text-style-name="P1" draw:layer="layout" svg:width="21.59cm" svg:height="11.181cm" svg:x="2.417cm" svg:y="4.895cm" presentation:class="outline" presentation:user-transformed="true">
          <draw:text-box>
            <text:list text:style-name="L2">
              <text:list-item>
                <text:p text:style-name="P1"><text:span text:style-name="T1">Interpreter language is built out of plug-and-play language fragments</text:span></text:p>
              </text:list-item>
              <text:list-item>
                <text:p text:style-name="P1"><text:span text:style-name="T1">The interpreter monad will be refined independently of the language fragments</text:span></text:p>
              </text:list-item>
              <text:list-item>
                <text:p text:style-name="P1"><text:span text:style-name="T1">Implication: changing the monad stack should affect the fragments and their assembly as little as poss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2" presentation:class="page"/>
          <draw:frame presentation:style-name="pr3" draw:text-style-name="P2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3.091cm" svg:x="2.514cm" svg:y="0.888cm" presentation:class="title" presentation:user-transformed="true">
          <draw:text-box>
            <text:p>Monad operations threaten modularity</text:p>
          </draw:text-box>
        </draw:frame>
        <draw:frame presentation:style-name="pr2" draw:layer="layout" svg:width="21.59cm" svg:height="12.504cm" svg:x="2.417cm" svg:y="4.895cm" presentation:class="outline" presentation:user-transformed="true">
          <draw:text-box>
            <text:list text:style-name="L2">
              <text:list-item>
                <text:p text:style-name="P3"><text:span text:style-name="T2">They are implemented as top-level functions (in the monad library) called by language fragments</text:span></text:p>
              </text:list-item>
              <text:list-item>
                <text:p><text:span text:style-name="T2">They are functions whose implementation changes wheh the monad's structure changes</text:span></text:p>
              </text:list-item>
              <text:list-item>
                <text:p><text:span text:style-name="T2">Two implementation possibilities:</text:span></text:p>
                <text:list>
                  <text:list-item>
                    <text:p><text:span text:style-name="T2">Change the monad library every time we change the interpreter's monad - YUCK</text:span></text:p>
                  </text:list-item>
                  <text:list-item>
                    <text:p><text:span text:style-name="T3">Somehow</text:span><text:span text:style-name="T4"> compute</text:span><text:span text:style-name="T3"> the change in the implementation of monadic operations when the transformer stack changes (operation lifting)</text:span></text:p>
                  </text:list-item>
                  <text:list-item>
                    <text:p><text:span text:style-name="T3">Haskell implements lifting with typeclasses, but this is a dynamically typed setting</text:span></text:p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Solution</text:p>
          </draw:text-box>
        </draw:frame>
        <draw:frame presentation:style-name="pr2" draw:layer="layout" svg:width="21.59cm" svg:height="12.473cm" svg:x="2.417cm" svg:y="4.895cm" presentation:class="outline" presentation:user-transformed="true">
          <draw:text-box>
            <text:list text:style-name="L2">
              <text:list-item>
                <text:p>Add indirection – get the function for a monadic operation via the monad structure, not the top level</text:p>
              </text:list-item>
              <text:list-item>
                <text:p>Modify with-monad, domonad, etc. to make these structure fields usable as bound identifiers</text:p>
              </text:list-item>
              <text:list-item>
                <text:p>Implement “uniform lifting” of operations using auxiliary functions – you need to know some functions to lift, but you don't need any static type information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New monad operations</text:p>
          </draw:text-box>
        </draw:frame>
        <draw:frame presentation:style-name="pr2" draw:text-style-name="P4" draw:layer="layout" svg:width="21.59cm" svg:height="13.448cm" svg:x="2.417cm" svg:y="4.895cm" presentation:class="outline" presentation:user-transformed="true">
          <draw:text-box>
            <text:list text:style-name="L2">
              <text:list-item>
                <text:p text:style-name="P4"><text:span text:style-name="T5">Error monad - m-fail</text:span></text:p>
              </text:list-item>
              <text:list-item>
                <text:p text:style-name="P4"><text:span text:style-name="T5">State monad – m-get, m-put</text:span></text:p>
              </text:list-item>
              <text:list-item>
                <text:p text:style-name="P4"><text:span text:style-name="T5">Environment monad – m-capture-env, m-local-env</text:span></text:p>
              </text:list-item>
              <text:list-item>
                <text:p text:style-name="P4"><text:span text:style-name="T5">Continuation monad – m-call-cc</text:span></text:p>
              </text:list-item>
              <text:list-item>
                <text:p text:style-name="P4"><text:span text:style-name="T5">Writer monad – m-write, m-listen, m-censor</text:span></text:p>
              </text:list-item>
              <text:list-item>
                <text:p text:style-name="P4"><text:span text:style-name="T5">All optional, like m-zero and m-plus</text:span><text:span text:style-name="T5"><text:line-break/></text:span><text:span text:style-name="T5"/></text:p>
              </text:list-item>
              <text:list-item>
                <text:p text:style-name="P4"><text:span text:style-name="T6">Monad transformers do lifting behind-the-scenes</text:span></text:p>
              </text:list-item>
              <text:list-item>
                <text:p text:style-name="P4"><text:span text:style-name="T6">What happens if you have more than one kind of the same monad in the stack? </text:span><text:span text:style-name="T6"><text:line-break/></text:span><text:span text:style-name="T6">(e.g. state-t (state-m))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office:forms form:automatic-focus="false" form:apply-design-mode="false"/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6:32:49</dc:date>
    <meta:editing-cycles>454</meta:editing-cycles>
    <meta:editing-duration>PT30H58M07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